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P2" style:family="paragraph" style:parent-style-name="Text_20_body">
      <style:paragraph-properties fo:line-height="200%"/>
      <style:text-properties officeooo:paragraph-rsid="001c3ee7"/>
    </style:style>
    <style:style style:name="P3" style:family="paragraph" style:parent-style-name="Text_20_body">
      <style:paragraph-properties fo:line-height="200%"/>
      <style:text-properties fo:font-size="15pt" officeooo:paragraph-rsid="001c3ee7" style:font-size-asian="15pt" style:font-size-complex="15pt"/>
    </style:style>
    <style:style style:name="P4" style:family="paragraph" style:parent-style-name="Text_20_body">
      <style:paragraph-properties fo:line-height="200%"/>
      <style:text-properties officeooo:paragraph-rsid="001c3ee7"/>
    </style:style>
    <style:style style:name="P5" style:family="paragraph" style:parent-style-name="Text_20_body">
      <loext:graphic-properties draw:fill-gradient-name="gradient" draw:fill-hatch-name="hatch"/>
      <style:paragraph-properties fo:margin-top="0.101cm" fo:margin-bottom="3.5cm" style:contextual-spacing="false" fo:line-height="200%"/>
      <style:text-properties officeooo:paragraph-rsid="001c3ee7"/>
    </style:style>
    <style:style style:name="P6" style:family="paragraph" style:parent-style-name="Text_20_body">
      <style:paragraph-properties fo:line-height="200%" fo:text-align="center" style:justify-single-word="false" fo:break-before="page"/>
      <style:text-properties officeooo:paragraph-rsid="001c3ee7"/>
    </style:style>
    <style:style style:name="P7" style:family="paragraph" style:parent-style-name="Text_20_body">
      <style:paragraph-properties fo:line-height="200%" fo:text-align="center" style:justify-single-word="false"/>
      <style:text-properties officeooo:paragraph-rsid="001c3ee7"/>
    </style:style>
    <style:style style:name="P8" style:family="paragraph" style:parent-style-name="Text_20_body">
      <style:paragraph-properties fo:line-height="200%"/>
      <style:text-properties fo:font-size="15pt" officeooo:paragraph-rsid="001c3ee7" style:font-size-asian="15pt" style:font-size-complex="15pt"/>
    </style:style>
    <style:style style:name="P9" style:family="paragraph" style:parent-style-name="Text_20_body" style:list-style-name="L1">
      <style:paragraph-properties fo:line-height="200%"/>
      <style:text-properties fo:font-size="15pt" officeooo:paragraph-rsid="001c3ee7" style:font-size-asian="15pt" style:font-size-complex="15pt"/>
    </style:style>
    <style:style style:name="P10" style:family="paragraph" style:parent-style-name="Text_20_body" style:list-style-name="L1">
      <style:paragraph-properties fo:line-height="200%"/>
      <style:text-properties fo:font-size="15pt" officeooo:rsid="0022fd08" officeooo:paragraph-rsid="0022fd08" style:font-size-asian="15pt" style:font-size-complex="15pt"/>
    </style:style>
    <style:style style:name="T1" style:family="text">
      <style:text-properties officeooo:rsid="002068ac"/>
    </style:style>
    <style:style style:name="T2" style:family="text">
      <style:text-properties officeooo:rsid="001c3ee7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20a2"/>
    </style:style>
    <style:style style:name="T5" style:family="text">
      <style:text-properties officeooo:rsid="0022fd08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all to Worship (<text:span text:style-name="T5">Ps 121:1-4</text:span>) / Opening prayer (John A)</text:p>
      <text:p text:style-name="P3">Praise: <text:span text:style-name="T3">10,000 Reasons</text:span></text:p>
      <text:p text:style-name="P3">Announcements (John A)</text:p>
      <text:list xml:id="list2479436532" text:style-name="L1">
        <text:list-item>
          <text:p text:style-name="P9"/>
        </text:list-item>
        <text:list-item>
          <text:p text:style-name="P9"/>
        </text:list-item>
        <text:list-item>
          <text:p text:style-name="P10">Morning Tea after the service</text:p>
        </text:list-item>
      </text:list>
      <text:p text:style-name="P3">Bible Reading: John 3:22-36 <text:s/>(Rachel D)</text:p>
      <text:p text:style-name="P3">Praise: <text:span text:style-name="T3">Holy Holy Holy</text:span> <text:s/>(Offering)</text:p>
      <text:p text:style-name="P3">Prayer for the church and the world (Jan)</text:p>
      <text:p text:style-name="P3">Bible reading: Matthew 5:1-12 (MarJo)</text:p>
      <text:p text:style-name="P3">Praise: <text:span text:style-name="T3">Cornerstone</text:span> [OFFERING]</text:p>
      <text:p text:style-name="P3">Sermon: “BEATITUDES: I MUST DECREASE” (Mook)</text:p>
      <text:p text:style-name="P3">Praise: <text:span text:style-name="T3">Yet Not I But Through Christ In Me</text:span></text:p>
      <text:p text:style-name="P2"><text:span text:style-name="T6">Benediction (Mook)</text:span></text:p>
      <text:p text:style-name="P6">Sermon Outline</text:p>
      <text:p text:style-name="P7">“BEATITUDES: I MUST DECREASE” (Matthew 5:5-6)</text:p>
      <text:p text:style-name="P5">Introduction</text:p>
      <text:p text:style-name="P5"><text:span text:style-name="T4">1. </text:span>Those who are blessed</text:p>
      <text:p text:style-name="P5"><text:span text:style-name="T4">2. </text:span>Ultimate Contentment</text:p>
      <text:p text:style-name="P5"><text:span text:style-name="T4">3. </text:span>Beacon of Light</text:p>
      <text:p text:style-name="P5">Conclus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2068ac"/>
    </style:style>
    <style:style style:name="MT2" style:family="text">
      <style:text-properties officeooo:rsid="001c3ee7"/>
    </style:style>
    <style:page-layout style:name="Mpm1">
      <style:page-layout-properties fo:page-width="21.001cm" fo:page-height="29.7cm" style:num-format="1" style:print-orientation="portrait" fo:margin-top="0.265cm" fo:margin-bottom="0.63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91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2<text:span text:style-name="MT1">8</text:span> <text:span text:style-name="MT2">January</text:span> 202<text:span text:style-name="MT2">4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22:27:46.588100406</meta:creation-date>
    <dc:date>2024-01-27T21:05:49.420497338</dc:date>
    <meta:editing-duration>PT2H10M31S</meta:editing-duration>
    <meta:editing-cycles>12</meta:editing-cycles>
    <meta:generator>LibreOffice/7.3.7.2$Linux_X86_64 LibreOffice_project/30$Build-2</meta:generator>
    <meta:print-date>2023-10-28T21:39:52.376203217</meta:print-date>
    <meta:document-statistic meta:table-count="0" meta:image-count="0" meta:object-count="0" meta:page-count="2" meta:paragraph-count="22" meta:word-count="96" meta:character-count="593" meta:non-whitespace-character-count="518"/>
  </office:meta>
</office:document-meta>
</file>